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Test_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set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tJSONParserTest_0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Test_0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tJSONParserTest_0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set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0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set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tJSONParserTest_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tJSONParserTest_0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Old( boolean 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0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Error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0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is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is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